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5.51cm" style:rel-column-width="21242*"/>
    </style:style>
    <style:style style:name="Tableau1.C" style:family="table-column">
      <style:table-column-properties style:column-width="2.91cm" style:rel-column-width="11219*"/>
    </style:style>
    <style:style style:name="Tableau1.D" style:family="table-column">
      <style:table-column-properties style:column-width="5.592cm" style:rel-column-width="21556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SO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SO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SO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propre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getObjectDGM(view.getParent()).getOwnBudget(obj=self))</text:span></text:p></office:annotation>champ budget propr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9-18T12:27:27</dc:date>
    <dc:creator>sge </dc:creator>
    <meta:editing-duration>PT7H8M5S</meta:editing-duration>
    <meta:editing-cycles>45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8" meta:character-count="589" meta:non-whitespace-character-count="571"/>
  </office:meta>
</office:document-meta>
</file>